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4.441cm"/>
    </style:style>
    <style:style style:name="gr4" style:family="graphic" style:parent-style-name="standard">
      <style:graphic-properties draw:stroke="none" svg:stroke-color="#000000" draw:fill="none" draw:fill-color="#ffffff" fo:min-height="0.50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0.16cm" svg:height="0.6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698cm" svg:x2="0.1cm" svg:y2="9.194cm">
          <text:p/>
        </draw:line>
        <draw:frame draw:style-name="gr3" draw:text-style-name="P5" draw:layer="layout" svg:width="5.08cm" svg:height="4.691cm" svg:x="0.1cm" svg:y="4.647cm">
          <draw:text-box>
            <text:p text:style-name="P4"><text:span text:style-name="T2">= <text:s/>\= <text:s/>== <text:s/>\== <text:s/>&lt;&gt; <text:s/>&gt;&lt;</text:span></text:p>
            <text:p text:style-name="P4"><text:span text:style-name="T2">allIndexes</text:span></text:p>
            <text:p text:style-name="P4"><text:span text:style-name="T2">allItems</text:span></text:p>
            <text:p text:style-name="P4"><text:span text:style-name="T2">at, <text:s/>[ ]</text:span></text:p>
            <text:p text:style-name="P4"><text:span text:style-name="T2">empty</text:span></text:p>
            <text:p text:style-name="P4"><text:span text:style-name="T2">hasIndex</text:span></text:p>
            <text:p text:style-name="P4"><text:span text:style-name="T2">hasItem</text:span></text:p>
            <text:p text:style-name="P4"><text:span text:style-name="T2">index</text:span></text:p>
            <text:p text:style-name="P4"><text:span text:style-name="T2">isEmpty</text:span></text:p>
          </draw:text-box>
        </draw:frame>
        <draw:line draw:style-name="gr2" draw:text-style-name="P3" draw:layer="layout" svg:x1="10.26cm" svg:y1="9.194cm" svg:x2="0.1cm" svg:y2="9.194cm">
          <text:p/>
        </draw:line>
        <draw:custom-shape draw:style-name="gr1" draw:text-style-name="P2" draw:layer="layout" svg:width="10.16cm" svg:height="0.65cm" svg:x="0.1cm" svg:y="1.399cm">
          <text:p text:style-name="P1"><text:span text:style-name="T1">Ste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8cm" svg:y1="0.75cm" svg:x2="5.18cm" svg:y2="1.4cm">
          <text:p/>
        </draw:line>
        <draw:frame draw:style-name="gr4" draw:text-style-name="P5" draw:layer="layout" svg:width="6.35cm" svg:height="0.753cm" svg:x="0.1cm" svg:y="3.348cm">
          <draw:text-box>
            <text:p text:style-name="P4"><text:span text:style-name="T2">new</text:span></text:p>
          </draw:text-box>
        </draw:frame>
        <draw:line draw:style-name="gr2" draw:text-style-name="P3" draw:layer="layout" svg:x1="0.1cm" svg:y1="3.998cm" svg:x2="10.26cm" svg:y2="3.996cm">
          <text:p/>
        </draw:line>
        <draw:frame draw:style-name="gr3" draw:text-style-name="P5" draw:layer="layout" svg:width="5.08cm" svg:height="4.691cm" svg:x="5.18cm" svg:y="4.647cm">
          <draw:text-box>
            <text:p text:style-name="P4"><text:span text:style-name="T2">items</text:span></text:p>
            <text:p text:style-name="P4"><text:span text:style-name="T2">makeArray</text:span></text:p>
            <text:p text:style-name="P4"><text:span text:style-name="T2">put, <text:s/>[ ]=</text:span></text:p>
            <text:p text:style-name="P4"><text:span text:style-name="T2">remove</text:span></text:p>
            <text:p text:style-name="P4"><text:span text:style-name="T2">removeItem</text:span></text:p>
            <text:p text:style-name="P4"><text:span text:style-name="T2">request</text:span></text:p>
            <text:p text:style-name="P4"><text:span text:style-name="T2">supplier</text:span></text:p>
            <text:p text:style-name="P4"><text:span text:style-name="T2">toDirectory</text:span></text:p>
            <text:p text:style-name="P4"><text:span text:style-name="T2">unknown</text:span></text:p>
          </draw:text-box>
        </draw:frame>
        <draw:line draw:style-name="gr2" draw:text-style-name="P3" draw:layer="layout" svg:x1="5.18cm" svg:y1="9.194cm" svg:x2="5.196cm" svg:y2="3.998cm">
          <text:p/>
        </draw:line>
        <draw:custom-shape draw:style-name="gr1" draw:text-style-name="P7" draw:layer="layout" svg:width="10.16cm" svg:height="0.649cm" svg:x="0.1cm" svg:y="2.049cm">
          <text:p text:style-name="P6"><text:span text:style-name="T1">+ <text:s/>MapCollec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26cm" svg:y1="2.64cm" svg:x2="10.26cm" svg:y2="9.13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0.36cm" fo:page-height="9.4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3T23:59:59.57</dc:date>
    <meta:editing-cycles>18</meta:editing-cycles>
    <meta:editing-duration>PT01H49M07S</meta:editing-duration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